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актическая работа</text:title></text:p>
      <text:p text:style-name="OrgTitle"/>
      <text:p text:style-name="OrgSubtitle"><text:initial-creator>Кормышев ИСиПв-401</text:initial-creator></text:p>
      <text:p text:style-name="OrgSubtitle"/>
      <text:p text:style-name="OrgSubtitle">9.10</text:p>
      <text:p text:style-name="OrgSubtitle"/>
      <text:p text:style-name="Text_20_body">Кроссворд:
</text:p>
      <text:p text:style-name="Text_20_body">1 - Руководитель 4 - Технология 7 - Организация 9 - Брандейс 10 - Логистика 11 - Фирма 2 - Безубыточность?  3 - Акционер 12 - Научная 6 - Задача 13 - Конкуренция 17 - Менеджер 20 - Поставщик 19 - Прибыль 14 - Тейлор 15 - Потребитель 5 - Равновесие 8 - Менеджмент 16 - Гьюлик
</text:p>
      <text:p text:style-name="Text_20_body">Задания:
</text:p>
      <text:p text:style-name="Text_20_body">№1:
</text:p>
      <text:list text:style-name="OrgNumberedList" text:continue-numbering="false">
        <text:list-item>
          <text:p text:style-name="Text_20_body">Оба виноваты
</text:p>
        </text:list-item>
        <text:list-item>
          <text:p text:style-name="Text_20_body">Разные линии устранения проблем
</text:p>
        </text:list-item>
      </text:list>
      <text:p text:style-name="Text_20_body">№2:
</text:p>
      <text:list text:style-name="OrgNumberedList" text:continue-numbering="false">
        <text:list-item>
          <text:p text:style-name="Text_20_body">Молодой, перспективный
</text:p>
        </text:list-item>
        <text:list-item>
          <text:p text:style-name="Text_20_body">Управленец, психолог
</text:p>
        </text:list-item>
        <text:list-item>
          <text:p text:style-name="Text_20_body">Целеустремленность
</text:p>
        </text:list-item>
        <text:list-item>
          <text:p text:style-name="Text_20_body">Неопытность, настойчивости
</text:p>
        </text:list-item>
        <text:list-item>
          <text:p text:style-name="Text_20_body">Отрицательно
</text:p>
        </text:list-item>
        <text:list-item>
          <text:p text:style-name="Text_20_body">Быть более настойчивым
</text:p>
        </text:list-item>
      </text:list>
      <text:p text:style-name="Text_20_body">№3:
</text:p>
      <text:list text:style-name="OrgNumberedList" text:continue-numbering="false">
        <text:list-item>
          <text:p text:style-name="Text_20_body">Да, обоснован, т.к. нужно уметь принимать серьезные решения
</text:p>
        </text:list-item>
        <text:list-item>
          <text:p text:style-name="Text_20_body">Важность принятия решения
</text:p>
        </text:list-item>
        <text:list-item>
          <text:p text:style-name="Text_20_body">Манипуляция
</text:p>
        </text:list-item>
      </text:list>
      <text:p text:style-name="Text_20_body">Тест:
</text:p>
      <text:list text:style-name="OrgNumberedList" text:continue-numbering="false">
        <text:list-item>
          <text:p text:style-name="Text_20_body">3
</text:p>
        </text:list-item>
        <text:list-item>
          <text:p text:style-name="Text_20_body">1
</text:p>
        </text:list-item>
        <text:list-item>
          <text:p text:style-name="Text_20_body">2
</text:p>
        </text:list-item>
        <text:list-item>
          <text:p text:style-name="Text_20_body">1
</text:p>
        </text:list-item>
        <text:list-item>
          <text:p text:style-name="Text_20_body">1
</text:p>
        </text:list-item>
        <text:list-item>
          <text:p text:style-name="Text_20_body">1
</text:p>
        </text:list-item>
        <text:list-item>
          <text:p text:style-name="Text_20_body">3
</text:p>
        </text:list-item>
        <text:list-item>
          <text:p text:style-name="Text_20_body">1
</text:p>
        </text:list-item>
        <text:list-item>
          <text:p text:style-name="Text_20_body">2
</text:p>
        </text:list-item>
        <text:list-item>
          <text:p text:style-name="Text_20_body">3
</text:p>
        </text:list-item>
        <text:list-item>
          <text:p text:style-name="Text_20_body">1
</text:p>
        </text:list-item>
        <text:list-item>
          <text:p text:style-name="Text_20_body">3
</text:p>
        </text:list-item>
        <text:list-item>
          <text:p text:style-name="Text_20_body">2
</text:p>
        </text:list-item>
        <text:list-item>
          <text:p text:style-name="Text_20_body">3
</text:p>
        </text:list-item>
        <text:list-item>
          <text:p text:style-name="Text_20_body">2
</text:p>
        </text:list-item>
        <text:list-item>
          <text:p text:style-name="Text_20_body">2
</text:p>
        </text:list-item>
        <text:list-item>
          <text:p text:style-name="Text_20_body">3
</text:p>
        </text:list-item>
        <text:list-item>
          <text:p text:style-name="Text_20_body">3
</text:p>
        </text:list-item>
        <text:list-item>
          <text:p text:style-name="Text_20_body">1
</text:p>
        </text:list-item>
        <text:list-item>
          <text:p text:style-name="Text_20_body">1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ИСиПв-401</dc:creator>
    <meta:initial-creator>Кормышев ИСиПв-401</meta:initial-creator>
    <dc:date>2024-10-09T12:22:53</dc:date>
    <meta:creation-date>2024-10-09T12:22:53</meta:creation-date>
    <meta:generator>Emacs 29.4 (Org mode 9.8-pre)</meta:generator>
    <meta:keyword/>
    <dc:subject/>
    <dc:title>Практическая работа</dc:title>
  </office:meta>
</office:document-meta>
</file>